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ListParagraph" style:master-page-name="MP0" style:list-style-name="LFO1" style:family="paragraph">
      <style:paragraph-properties fo:break-before="page"/>
    </style:style>
    <style:style style:name="T2" style:parent-style-name="DefaultParagraphFont" style:family="text">
      <style:text-properties fo:language="en" fo:country="US"/>
    </style:style>
    <style:style style:name="P3" style:parent-style-name="ListParagraph" style:list-style-name="LFO1" style:family="paragraph"/>
    <style:style style:name="P4" style:parent-style-name="ListParagraph" style:list-style-name="LFO1" style:family="paragraph"/>
    <style:style style:name="P5" style:parent-style-name="ListParagraph" style:list-style-name="LFO1" style:family="paragraph"/>
    <style:style style:name="P6" style:parent-style-name="ListParagraph" style:list-style-name="LFO1" style:family="paragraph"/>
    <style:style style:name="P7" style:parent-style-name="ListParagraph" style:list-style-name="LFO1" style:family="paragraph"/>
    <style:style style:name="P8" style:parent-style-name="ListParagraph" style:list-style-name="LFO1" style:family="paragraph"/>
    <style:style style:name="T9" style:parent-style-name="DefaultParagraphFont" style:family="text">
      <style:text-properties style:text-position="super 63.6%"/>
    </style:style>
    <style:style style:name="P10" style:parent-style-name="ListParagraph" style:list-style-name="LFO1" style:family="paragraph"/>
    <style:style style:name="P11" style:parent-style-name="ListParagraph" style:list-style-name="LFO1" style:family="paragraph"/>
    <style:style style:name="T12" style:parent-style-name="DefaultParagraphFont" style:family="text">
      <style:text-properties style:text-position="super 63.6%"/>
    </style:style>
    <style:style style:name="P13" style:parent-style-name="ListParagraph" style:list-style-name="LFO1" style:family="paragraph"/>
    <style:style style:name="P14" style:parent-style-name="ListParagraph" style:list-style-name="LFO1" style:family="paragraph"/>
    <style:style style:name="P15" style:parent-style-name="ListParagraph" style:list-style-name="LFO1" style:family="paragraph"/>
    <style:style style:name="P16" style:parent-style-name="ListParagraph" style:list-style-name="LFO1" style:family="paragraph"/>
    <style:style style:name="P17" style:parent-style-name="ListParagraph" style:list-style-name="LFO1" style:family="paragraph"/>
    <style:style style:name="P18" style:parent-style-name="ListParagraph" style:list-style-name="LFO1" style:family="paragraph"/>
    <style:style style:name="P19" style:parent-style-name="ListParagraph" style:list-style-name="LFO1" style:family="paragraph"/>
    <style:style style:name="P20" style:parent-style-name="ListParagraph" style:list-style-name="LFO1" style:family="paragraph"/>
    <style:style style:name="P21" style:parent-style-name="ListParagraph" style:list-style-name="LFO1" style:family="paragraph"/>
    <style:style style:name="P22" style:parent-style-name="ListParagraph" style:list-style-name="LFO1" style:family="paragraph"/>
    <style:style style:name="P23" style:parent-style-name="ListParagraph" style:list-style-name="LFO1" style:family="paragraph"/>
    <style:style style:name="P24" style:parent-style-name="ListParagraph" style:list-style-name="LFO1" style:family="paragraph"/>
    <style:style style:name="P25" style:parent-style-name="ListParagraph" style:list-style-name="LFO1" style:family="paragraph"/>
    <style:style style:name="P26" style:parent-style-name="ListParagraph" style:list-style-name="LFO1" style:family="paragraph"/>
    <style:style style:name="P27" style:parent-style-name="ListParagraph" style:list-style-name="LFO1" style:family="paragraph"/>
    <style:style style:name="P28" style:parent-style-name="ListParagraph" style:list-style-name="LFO1" style:family="paragraph"/>
    <style:style style:name="P29" style:parent-style-name="ListParagraph" style:list-style-name="LFO1" style:family="paragraph"/>
    <style:style style:name="P30" style:parent-style-name="ListParagraph" style:list-style-name="LFO1" style:family="paragraph"/>
    <style:style style:name="P31" style:parent-style-name="ListParagraph" style:list-style-name="LFO1" style:family="paragraph"/>
    <style:style style:name="P32" style:parent-style-name="ListParagraph" style:list-style-name="LFO1" style:family="paragraph"/>
  </office:automatic-styles>
  <office:body>
    <office:text text:use-soft-page-breaks="true">
      <text:list text:style-name="LFO1" text:continue-numbering="true">
        <text:list-item>
          <text:p text:style-name="P1"><text:span text:style-name="T2">CONTACT NO CHANGE HOGA, WHATSAPP NO CHANGE<text:s/></text:span></text:p>
        </text:list-item>
        <text:list-item>
          <text:p text:style-name="P3">Contact us page not working, messeage send nahi ho raha hai…</text:p>
        </text:list-item>
        <text:list-item>
          <text:p text:style-name="P4">Social media page link karna hai ….<text:s/></text:p>
        </text:list-item>
        <text:list-item>
          <text:p text:style-name="P5">ALL SOCIAL MEDIA ACCOUNT CREATE KARNA HAI<text:s/></text:p>
        </text:list-item>
        <text:list-item>
          <text:p text:style-name="P6">COLOUR THEME CHANGE KARNA HOGA, KUCH NAHI DIKH RAHA HAI TEXT<text:s/></text:p>
        </text:list-item>
        <text:list-item>
          <text:p text:style-name="P7">Frequently Asked Questions KE PASS WALA IMAGE CHANGE KARNA HAI</text:p>
        </text:list-item>
        <text:list-item>
          <text:p text:style-name="P8">ABOUT US PAGE PE 1<text:span text:style-name="T9">ST</text:span><text:s/>We Provide Trusted Cab Services IMAGE CHANGE HOGA</text:p>
        </text:list-item>
        <text:list-item>
          <text:p text:style-name="P10">ASIF IKBAL PROFILE IMAGE CHANGE KARNA HOGA<text:s/></text:p>
        </text:list-item>
        <text:list-item>
          <text:p text:style-name="P11">SERVICE PAGE, HOURLY CAR RENTAL 1<text:span text:style-name="T12">ST</text:span><text:s/>IMAGE CHANGE KARNA HOGA<text:s/></text:p>
        </text:list-item>
        <text:list-item>
          <text:p text:style-name="P13">COMPLETE ROUND TRIP IMAGE CHANGE KARNA HOGA<text:s/></text:p>
        </text:list-item>
        <text:list-item>
          <text:p text:style-name="P14">ONE WAY TRIP IMAGE CHANGE<text:s/></text:p>
        </text:list-item>
        <text:list-item>
          <text:p text:style-name="P15">CONTACT US PAGE PE CONTACT NO CHANGE HOGA<text:s/></text:p>
        </text:list-item>
        <text:list-item>
          <text:p text:style-name="P16">FOOTER MENU PE CONTACT NO CHANGE HOGA<text:s/></text:p>
        </text:list-item>
        <text:list-item>
          <text:p text:style-name="P17">Privacy and Policy, Terms of Use, Cancellation Policy, CONTACT NO CHANGE</text:p>
        </text:list-item>
        <text:list-item>
          <text:p text:style-name="P18">EASYGOCAB VIDEO ADD IN HOME PAGE, LIKE CABBAZAR</text:p>
        </text:list-item>
        <text:list-item>
          <text:p text:style-name="P19">WHAT INCLUDE OR NOT IN FARE PRICE MENTION, EXAMPLE PHOTO 1</text:p>
        </text:list-item>
        <text:list-item>
          <text:p text:style-name="P20">CAB WITH LUGGAGE CARRIER CHARGES OPTAION SHOW IN FINAL BOOKING SECTION ..350</text:p>
        </text:list-item>
        <text:list-item>
          <text:p text:style-name="P21">REVIEWS VIDEO REAL CUSTOMER ADD IN HOME PAGE LIKE GOZO.COM</text:p>
        </text:list-item>
        <text:list-item>
          <text:p text:style-name="P22">DISCLAIMER OPTAION IN FOOTER MENU ADD<text:s/></text:p>
        </text:list-item>
        <text:list-item>
          <text:p text:style-name="P23">PET ALLOWANCE CHARGES, 750</text:p>
        </text:list-item>
        <text:list-item>
          <text:p text:style-name="P24">RAZORPAY SETUP</text:p>
        </text:list-item>
        <text:list-item>
          <text:p text:style-name="P25">ALL POLICY MODIFY AND CHANGE<text:s/></text:p>
        </text:list-item>
        <text:list-item>
          <text:p text:style-name="P26">BOOKING CONFIRMED HONE KE BAAD RECEIPT DOWNLOAD HO RAHA HAI BUT OPEN NAHI HO RAHA HAI.</text:p>
        </text:list-item>
        <text:list-item>
          <text:p text:style-name="P27">MAIL NAHI AARAHA HAI BOOKING KA USER ADMIN KISI KE PASS MAIL NAHI JA RAHA HAI</text:p>
        </text:list-item>
        <text:list-item>
          <text:p text:style-name="P28">WEBSITE SPEED IMPROVE KARNA HAI<text:s/></text:p>
        </text:list-item>
        <text:list-item>
          <text:p text:style-name="P29">PHONE VERSION PE … BOOKING KE TIME CAR SELECT KARNE KE BAAD NEXT PE CLICK KARTA HU USKE BAAD FOOTER MENU SE START HO RAHA HA ..</text:p>
        </text:list-item>
        <text:list-item>
          <text:p text:style-name="P30">PHONE PE BOOKING CONFIRMED HONE KE BAAD WO PAGE OPEN NAHI HO RAHA HAI … EXAMPLE PHOTO 2<text:s/></text:p>
        </text:list-item>
        <text:list-item>
          <text:p text:style-name="P31">RAZORPAY DISSCOUNT LOW KARNA HAI<text:s/></text:p>
        </text:list-item>
        <text:list-item>
          <text:p text:style-name="P32">POPULAR ROUTE PE AAGAR KOYE BOOKING KARTA HAI TU CONFIRMED BOOKING PAGE OPEN HO RAHA HAI LAKIN AAGAR MANUALY KOYE SEARCH KARKE BOOKING KARTA HAI TU US CASE PE CONFIRMED PAGE OPEN NAHI HO RAHA<text:s/></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sif ikbal</meta:initial-creator>
    <dc:creator>Asif ikbal</dc:creator>
    <meta:creation-date>2025-11-12T18:06:00Z</meta:creation-date>
    <dc:date>2025-11-12T18:06:00Z</dc:date>
    <meta:template xlink:href="Normal" xlink:type="simple"/>
    <meta:editing-cycles>2</meta:editing-cycles>
    <meta:editing-duration>PT0S</meta:editing-duration>
    <meta:document-statistic meta:page-count="2" meta:paragraph-count="3" meta:word-count="255" meta:character-count="1706" meta:row-count="12" meta:non-whitespace-character-count="1454"/>
  </office:meta>
</office:document-meta>
</file>